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7b88"/>
    </style:style>
    <style:style style:name="P2" style:family="paragraph" style:parent-style-name="Standard">
      <style:text-properties officeooo:rsid="000d7b88" officeooo:paragraph-rsid="000ddbc0"/>
    </style:style>
    <style:style style:name="P3" style:family="paragraph" style:parent-style-name="Standard">
      <style:text-properties officeooo:rsid="000d7b88" officeooo:paragraph-rsid="000e38b7"/>
    </style:style>
    <style:style style:name="P4" style:family="paragraph" style:parent-style-name="Standard">
      <style:text-properties officeooo:rsid="000d7b88" officeooo:paragraph-rsid="0011edea"/>
    </style:style>
    <style:style style:name="P5" style:family="paragraph" style:parent-style-name="Standard">
      <style:text-properties officeooo:rsid="000d7b88" officeooo:paragraph-rsid="001490c4"/>
    </style:style>
    <style:style style:name="P6" style:family="paragraph" style:parent-style-name="Standard">
      <style:text-properties officeooo:rsid="000f47ab" officeooo:paragraph-rsid="000f47ab"/>
    </style:style>
    <style:style style:name="T1" style:family="text">
      <style:text-properties officeooo:rsid="000ddbc0"/>
    </style:style>
    <style:style style:name="T2" style:family="text">
      <style:text-properties officeooo:rsid="000e38b7"/>
    </style:style>
    <style:style style:name="T3" style:family="text">
      <style:text-properties officeooo:rsid="000f47ab"/>
    </style:style>
    <style:style style:name="T4" style:family="text">
      <style:text-properties officeooo:rsid="00107d32"/>
    </style:style>
    <style:style style:name="T5" style:family="text">
      <style:text-properties officeooo:rsid="00117cd3"/>
    </style:style>
    <style:style style:name="T6" style:family="text">
      <style:text-properties fo:font-weight="bold" style:font-weight-asian="bold" style:font-weight-complex="bold"/>
    </style:style>
    <style:style style:name="T7" style:family="text">
      <style:text-properties fo:font-weight="bold" officeooo:rsid="000ddbc0" style:font-weight-asian="bold" style:font-weight-complex="bold"/>
    </style:style>
    <style:style style:name="T8" style:family="text">
      <style:text-properties fo:font-weight="bold" officeooo:rsid="000e38b7" style:font-weight-asian="bold" style:font-weight-complex="bold"/>
    </style:style>
    <style:style style:name="T9" style:family="text">
      <style:text-properties officeooo:rsid="0011edea"/>
    </style:style>
    <style:style style:name="T10" style:family="text">
      <style:text-properties officeooo:rsid="0013a0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tab/></text:p>
      <text:p text:style-name="P5"><text:tab/>Kiracı Dursun DURMUŞ ‘un kira başlangıç tarihi 31 Ekim 2018 ‘dir. <text:span text:style-name="T5">İşyeri sahibi Ali Umut BALCI yurtdışında eğitim gördüğü için, kiracı mecuru, Hacı Murat BALCI ile yapılan bir sözleşme ile kiraya tutmuştur.</text:span> <text:span text:style-name="T9">Kiracının peşin ödemeyi taahhüt etmesine rağmen, ödeme yapmaması üzerine, kiraya veren Hacı Murat BALCI, kiracıya itirazda bulunmuş, kiracıda ödeme için zaman istemiş, <text:s/>kirayı ödeyeceğini belirtmiş ve istenirse tahliye taahhüdünde bulunacağını ifade etmiştir. Kiraya veren, peşin ödemenin derhal yapılmasını istemiştir. Kiracı, </text:span>25 Ocak 2019 tarihinde, mecuru 30 Ekim 2019 tarihinde boşaltacağına dair tahliye taahhütnamesi vermiştir. Kiracı, kiranın peşin konuşulmasına rağmen, <text:s/>2018 yılı içerisinde kiraya verene herhangi bir ödeme yapmamıştır. </text:p>
      <text:p text:style-name="P3"><text:tab/>Kiraya veren <text:span text:style-name="T2">Hacı Murat BALCI</text:span>, 11/11/2019 tarihinde (kira bitim tarihini izleyen ayın 11. günü), kiracının, verdiği tahliye taahhütnamesine rağmen, mecuru tahliye etmeyeceğini belirtmesi üzerine, Tokat 3. İcra Dairesine, 14 nolu ödeme emri ile şahsen başvurarak tahliye taahhütnamesinin <text:span text:style-name="T1">gereğinin</text:span> yerine getirilmesini istemiştir. <text:span text:style-name="T9">Bu aşamda kiraya veren maddi anlamda bir talepte bulunmamış, sadece tahliye istemiştir.</text:span> <text:span text:style-name="T1">Bunun üzerine,</text:span> <text:span text:style-name="T6">11/11/2019 tarih 2019/37357 esas</text:span> sayılı dosya ile <text:span text:style-name="T1">İcra Dairesi tarafından işlem başlatılmıştır.</text:span></text:p>
      <text:p text:style-name="P4"><text:span text:style-name="T1"><text:tab/>Kiracı, 13/12/2019 tarihinde, takibin durdurulması için itirazda bulunmuştur.</text:span></text:p>
      <text:p text:style-name="P2"><text:tab/><text:span text:style-name="T1">İcra Takibinin başlatıldığı günü takip eden 12/11/2019 tarihinde, kiracının kefili Birkan YAYMAZ, “2019-2020 kasım ayları arası işyeri kira bedeli” açıklama notu ekleyerek, PTT üzerinden Hacı Murat Balcı adına </text:span><text:span text:style-name="T7">18,500 TL </text:span><text:span text:style-name="T1">posta havalesi yapmıştır. Kiracının kefili, 02/04/2020 tarihinde, yine PTT üzerinden Hacı Murat BALCI adına, “işyeri kira bedeli” açıklama notlu </text:span><text:span text:style-name="T8">5000 TL</text:span><text:span text:style-name="T2"> posta havalesi yapmıştır. Kira sözleşmesinde kiracıya kefil olan Birkan YAYMAZ basiretli bir iş adamı gibi davranarak ve kefilliğinin gereğini yerine getirerek, 25,000 TL ‘lik borcun 23,500 TL ‘sini ödemiştir.</text:span></text:p>
      <text:p text:style-name="P3"><text:span text:style-name="T1"><text:s/><text:tab/>Kiraya veren, Hacı Murat BALCI, 20/07/2020 tarihinde 2020/102 esas nolu dosya ile “tahliye taahhütnamesine dayalı itirazın kaldırılması ve tahliye davası” açmıştır. Dava 24/09/2020 tarihinde kiraya verenin kanunen, vekaleten işlem yapamayacağı yönünde karar vererek davayı reddetmiştir.</text:span></text:p>
      <text:p text:style-name="P3"><text:tab/><text:span text:style-name="T3">Kiracı, mecurun anahtarını 16/12/2021 tarihinde Hacı Murat BALCI’ya teslim ederek, mecuru terketmiştir.</text:span></text:p>
      <text:p text:style-name="P1"><text:tab/><text:span text:style-name="T3">Arsa sahibi, Ali Umut BALCI, <text:s/>2021/5526 esas nolu dosya ile alacak davası açmıştır. Kiracı borca itiraz etmiştir.</text:span></text:p>
      <text:p text:style-name="P1"><text:span text:style-name="T3"><text:tab/>Kiracı, oturduğu süre boyunca, kiraya verene herhangi bir ödeme yapmamış, yapılan ödemelerin tümü sözleşmeye kefil olarak imza atan Birkan YAYMAZ tarafından yapılmıştır. Bu vesile ile, Kiracı Dursun DURMUŞ ‘un Birkan YAYMAZ ‘a 23,500 TL borcu oluşmuştur.</text:span></text:p>
      <text:p text:style-name="P5"><text:span text:style-name="T3"><text:tab/>Kiracı 30 Ekim 2018 tarihinde kiraladığı mecuru, 16/12/2020 tarinide boşaltarak, iki yılın üzerinde bir süre mecuru işgal etmiştir. Kiraya verenin açtığı, 20/07/2020 tarih ve 2020/102 esas nolu dosya ile “tahliye taahhütnamesine dayalı itirazın kaldırılması ve tahliye” davasının vekalete dayalı reddedildiği tarih olan 24/09/2020 tarihinde, kiracı halen mecurda oturmakta idi.</text:span></text:p>
      <text:p text:style-name="P5"><text:span text:style-name="T3"><text:tab/>Kiracının toplam borcu, sözleşmeyle belirlenen miktar olan 25,000 TL ve <text:s/>ikinci yıl için % 10 artışla 27,500 TL, toplamda 52,500 TL ‘dir. Kiracı kefili, kefil olması dolayısıyla tarafımıza, 1. yıl için 23,500 TL ödeme yapmıştır. 2. yıl için yapılması gereken 27,500 TL ödemesi yapılmamıştır ve kiracı borcunun olmadığını ifade etmektedir.</text:span></text:p>
      <text:p text:style-name="P6"><text:tab/>Kiracı, hem 2 yıldan fazla bir süre (46 gün) mecuru işgal etmiş, hemde 1. yıl kirası kefil tarafından 1500 TL noksan öde<text:span text:style-name="T4">n</text:span>miştir. Buna rağmen, talebimiz, sadece 2. yılın kirası olan 27,500 TL olmuştur. </text:p>
      <text:p text:style-name="P6"><text:tab/><text:span text:style-name="T10">Kiracı, oturduğu süre boyunca sözleşme şartlarına ve tahliye taahhüdüne uymadığı gibi, tahliye sürecinin uzaması için her türlü itirazda bulunmuştur. Kirada oturduğu sürede hiçbir ödeme yapmamış, kefilini borcunun bir kısmını ödemek zorunda bırakmış ve şu andada, açık bir şekilde bakiye borcunu ödememek için her türlü yolu denemekted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6T09:42:58.116008249</meta:creation-date>
    <dc:date>2021-09-16T16:53:32.597023022</dc:date>
    <meta:editing-duration>PT1H47M58S</meta:editing-duration>
    <meta:editing-cycles>2</meta:editing-cycles>
    <meta:generator>LibreOffice/6.1.5.2$Linux_X86_64 LibreOffice_project/10$Build-2</meta:generator>
    <meta:print-date>2021-09-16T10:51:32.437025902</meta:print-date>
    <meta:document-statistic meta:table-count="0" meta:image-count="0" meta:object-count="0" meta:page-count="1" meta:paragraph-count="13" meta:word-count="533" meta:character-count="3964" meta:non-whitespace-character-count="3423"/>
  </office:meta>
</office:document-meta>
</file>